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Liberation Serif" svg:font-family="&quot;Liberation Serif&quot;"/>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vertical-align="automatic" fo:wrap-option="wrap"/>
      <style:text-properties style:font-name="Liberation Serif" style:font-name-asian="Liberation Serif" style:font-name-complex="Liberation Serif" fo:font-size="10pt" style:font-size-asian="10pt" style:font-size-complex="10pt"/>
    </style:style>
    <style:style style:name="ce4" style:family="table-cell" style:parent-style-name="Default" style:data-style-name="N0">
      <style:table-cell-properties fo:background-color="#FFFF00"/>
    </style:style>
    <style:style style:name="ce5" style:family="table-cell" style:parent-style-name="Default" style:data-style-name="N0">
      <style:text-properties style:font-name="Times New Roman" style:font-name-asian="Times New Roman" style:font-name-complex="Times New Roman" style:font-family-generic="roman"/>
    </style:style>
    <style:style style:name="ce6" style:family="table-cell" style:parent-style-name="Default" style:data-style-name="N0">
      <style:table-cell-properties style:vertical-align="automatic" fo:wrap-option="wrap" style:repeat-content="false"/>
      <style:paragraph-properties fo:text-align="start" fo:margin-left="0cm"/>
    </style:style>
    <style:style style:name="T1"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3" style:family="text" style:parent-style-name="Default">
      <style:text-properties fo:color="#0000FF"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co1" style:family="table-column">
      <style:table-column-properties fo:break-before="auto" style:column-width="1.17739583333333cm"/>
    </style:style>
    <style:style style:name="co2" style:family="table-column">
      <style:table-column-properties fo:break-before="auto" style:column-width="18.2430208333333cm"/>
    </style:style>
    <style:style style:name="co3" style:family="table-column">
      <style:table-column-properties fo:break-before="auto" style:column-width="4.77572916666667cm"/>
    </style:style>
    <style:style style:name="co4" style:family="table-column">
      <style:table-column-properties fo:break-before="auto" style:column-width="4.03489583333333cm"/>
    </style:style>
    <style:style style:name="co5" style:family="table-column">
      <style:table-column-properties fo:break-before="auto" style:column-width="3.9290625cm"/>
    </style:style>
    <style:style style:name="co6" style:family="table-column">
      <style:table-column-properties fo:break-before="auto" style:column-width="3.55864583333333cm"/>
    </style:style>
    <style:style style:name="co7" style:family="table-column">
      <style:table-column-properties fo:break-before="auto" style:column-width="2.67229166666667cm"/>
    </style:style>
    <style:style style:name="co8" style:family="table-column">
      <style:table-column-properties fo:break-before="auto" style:column-width="1.89177083333333cm"/>
    </style:style>
    <style:style style:name="co9" style:family="table-column">
      <style:table-column-properties fo:break-before="auto" style:column-width="1.60072916666667cm"/>
    </style:style>
    <style:style style:name="co10" style:family="table-column">
      <style:table-column-properties fo:break-before="auto" style:column-width="5.13291666666667cm"/>
    </style:style>
    <style:style style:name="co11" style:family="table-column">
      <style:table-column-properties fo:break-before="auto" style:column-width="3.51895833333333cm"/>
    </style:style>
    <style:style style:name="co12" style:family="table-column">
      <style:table-column-properties fo:break-before="auto" style:column-width="4.2465625cm"/>
    </style:style>
    <style:style style:name="co13" style:family="table-column">
      <style:table-column-properties fo:break-before="auto" style:column-width="1.71979166666667cm"/>
    </style:style>
    <style:style style:name="co14" style:family="table-column">
      <style:table-column-properties fo:break-before="auto" style:column-width="2.936875cm"/>
    </style:style>
    <style:style style:name="co15" style:family="table-column">
      <style:table-column-properties fo:break-before="auto" style:column-width="2.2621875cm"/>
    </style:style>
    <style:style style:name="co16" style:family="table-column">
      <style:table-column-properties fo:break-before="auto" style:column-width="1.905cm"/>
    </style:style>
    <style:style style:name="ro1" style:family="table-row">
      <style:table-row-properties style:row-height="13.9pt" style:use-optimal-row-height="true" fo:break-before="auto"/>
    </style:style>
    <style:style style:name="ro2" style:family="table-row">
      <style:table-row-properties style:row-height="76.9pt" style:use-optimal-row-height="true" fo:break-before="auto"/>
    </style:style>
    <style:style style:name="ro3" style:family="table-row">
      <style:table-row-properties style:row-height="51pt" style:use-optimal-row-height="true" fo:break-before="auto"/>
    </style:style>
    <style:style style:name="ro4" style:family="table-row">
      <style:table-row-properties style:row-height="48.2pt" style:use-optimal-row-height="false" fo:break-before="auto"/>
    </style:style>
    <style:style style:name="ro5" style:family="table-row">
      <style:table-row-properties style:row-height="37.35pt" style:use-optimal-row-height="false" fo:break-before="auto"/>
    </style:style>
    <style:style style:name="ro6" style:family="table-row">
      <style:table-row-properties style:row-height="31.9pt" style:use-optimal-row-height="false" fo:break-before="auto"/>
    </style:style>
    <style:style style:name="ro7" style:family="table-row">
      <style:table-row-properties style:row-height="45.4pt" style:use-optimal-row-height="false" fo:break-before="auto"/>
    </style:style>
    <style:style style:name="ro8" style:family="table-row">
      <style:table-row-properties style:row-height="36.6pt" style:use-optimal-row-height="false" fo:break-before="auto"/>
    </style:style>
    <style:style style:name="ro9" style:family="table-row">
      <style:table-row-properties style:row-height="29.85pt" style:use-optimal-row-height="false" fo:break-before="auto"/>
    </style:style>
    <style:style style:name="ro10" style:family="table-row">
      <style:table-row-properties style:row-height="23pt" style:use-optimal-row-height="false" fo:break-before="auto"/>
    </style:style>
    <style:style style:name="ro11" style:family="table-row">
      <style:table-row-properties style:row-height="24.4pt" style:use-optimal-row-height="false" fo:break-before="auto"/>
    </style:style>
    <style:style style:name="ro12" style:family="table-row">
      <style:table-row-properties style:row-height="13.5pt" style:use-optimal-row-height="tru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office:automatic-styles>
  <office:body>
    <office:spreadsheet>
      <table:calculation-settings table:case-sensitive="true" table:search-criteria-must-apply-to-whole-cell="true" table:use-wildcards="false" table:use-regular-expressions="false" table:automatic-find-labels="false"/>
      <table:table table:name="Tabelle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number-columns-repeated="1010" table:default-cell-style-name="ce1"/>
        <table:table-column table:style-name="co16" table:number-columns-repeated="15360" table:default-cell-style-name="ce1"/>
        <table:table-row table:style-name="ro1">
          <table:table-cell office:value-type="string" table:style-name="ce2">
            <text:p>Index</text:p>
          </table:table-cell>
          <table:table-cell office:value-type="string" table:style-name="ce2">
            <text:p>Charity Name</text:p>
          </table:table-cell>
          <table:table-cell office:value-type="string" table:style-name="ce2">
            <text:p>Charity Description</text:p>
          </table:table-cell>
          <table:table-cell office:value-type="string" table:style-name="ce2">
            <text:p>Data source</text:p>
          </table:table-cell>
          <table:table-cell office:value-type="string" table:style-name="ce2">
            <text:p>Link to cost efficiency</text:p>
          </table:table-cell>
          <table:table-cell office:value-type="string" table:style-name="ce2">
            <text:p>Link to charity page</text:p>
          </table:table-cell>
          <table:table-cell office:value-type="string" table:style-name="ce2">
            <office:annotation draw:style-name="a0" svg:x="14.6197916666667in" svg:y="0in" svg:width="1.140625in" svg:height="4.89583333333333in">
              <dc:creator>PK</dc:creator>
              <text:p><text:span text:style-name="T1">- infrastructure</text:span></text:p>
              <text:p><text:span text:style-name="T1">- rural areas</text:span></text:p>
              <text:p><text:span text:style-name="T1">- healthcare and prevention</text:span></text:p>
              <text:p><text:span text:style-name="T1">&gt;maternal and neonatal health</text:span></text:p>
              <text:p><text:span text:style-name="T1">&gt;vaccinations</text:span></text:p>
              <text:p><text:span text:style-name="T1">&gt;prevention (other)</text:span></text:p>
              <text:p><text:span text:style-name="T1">&gt;Malaria</text:span></text:p>
              <text:p><text:span text:style-name="T1">&gt;HIV/AIDS &gt;cancer treatment</text:span></text:p>
              <text:p><text:span text:style-name="T1">&gt;orthopedic treatment</text:span></text:p>
              <text:p><text:span text:style-name="T1">&gt;contraception</text:span></text:p>
              <text:p><text:span text:style-name="T1">&gt;treatment (other)</text:span></text:p>
              <text:p><text:span text:style-name="T1">&gt;eyes</text:span></text:p>
              <text:p><text:span text:style-name="T1">&gt;hunger</text:span></text:p>
              <text:p><text:span text:style-name="T1">- economic development</text:span></text:p>
              <text:p><text:span text:style-name="T1">&gt;farming</text:span></text:p>
              <text:p><text:span text:style-name="T1">&gt;worker support &gt;cash transfer and microfinances</text:span></text:p>
              <text:p><text:span text:style-name="T1">- education</text:span></text:p>
              <text:p><text:span text:style-name="T1">- water</text:span></text:p>
              <text:p><text:span text:style-name="T1">- animal welfare</text:span></text:p>
              <text:p><text:span text:style-name="T1">- climate change</text:span></text:p>
            </office:annotation>
            <text:p>Categories</text:p>
          </table:table-cell>
          <table:table-cell office:value-type="string" table:style-name="ce2">
            <text:p>Continent</text:p>
          </table:table-cell>
          <table:table-cell office:value-type="string" table:style-name="ce2">
            <text:p>Country</text:p>
          </table:table-cell>
          <table:table-cell office:value-type="string" table:style-name="ce2">
            <text:p>gln (global, local, nationwide)</text:p>
          </table:table-cell>
          <table:table-cell office:value-type="string" table:style-name="ce2">
            <office:annotation draw:style-name="a1" svg:x="19.40625in" svg:y="0in" svg:width="1.140625in" svg:height="1.01041666666667in">
              <dc:creator>PK</dc:creator>
              <text:p><text:span text:style-name="T1">Possible answers: Children, Women, Men, Elderly, Refugees</text:span></text:p>
            </office:annotation>
            <text:p>target demographic</text:p>
          </table:table-cell>
          <table:table-cell office:value-type="string" table:style-name="ce2">
            <text:p>size of charity (revenue)</text:p>
          </table:table-cell>
          <table:table-cell office:value-type="string" table:style-name="ce2">
            <office:annotation draw:style-name="a2" svg:x="21.7552083333333in" svg:y="0in" svg:width="1.140625in" svg:height="1.01041666666667in">
              <dc:creator>PK</dc:creator>
              <text:p><text:span text:style-name="T1">y/n-answer</text:span></text:p>
              <text:p><text:span text:style-name="T1">Does the charity work on existential crises for humanity and the planet?</text:span></text:p>
            </office:annotation>
            <text:p>Ex-crisis</text:p>
          </table:table-cell>
          <table:table-cell office:value-type="string" table:style-name="ce2">
            <text:p>efficiency rating</text:p>
          </table:table-cell>
          <table:table-cell office:value-type="string" table:style-name="ce2">
            <office:annotation draw:style-name="a3" svg:x="23.8020833333333in" svg:y="0in" svg:width="1.140625in" svg:height="0.854166666666667in">
              <dc:creator>PK</dc:creator>
              <text:p><text:span text:style-name="T1">y/n answer</text:span></text:p>
              <text:p><text:span text:style-name="T1">Does the charity publish their numbers/their books?</text:span></text:p>
            </office:annotation>
            <text:p>Accountability</text:p>
          </table:table-cell>
          <table:table-cell table:number-columns-repeated="16369" table:style-name="ce2"/>
        </table:table-row>
        <table:table-row table:style-name="ro2">
          <table:table-cell office:value-type="float" office:value="0" table:style-name="ce1">
            <text:p>0</text:p>
          </table:table-cell>
          <table:table-cell office:value-type="string" table:style-name="ce1">
            <text:p>Bridges to Prosperity</text:p>
          </table:table-cell>
          <table:table-cell office:value-type="string" table:style-name="ce3">
            <text:p>Building footbridges in rural areas in sub-Saharan Africa and Latin America to connect isolated households to schools, health clinics, and markets. (More)</text:p>
          </table:table-cell>
          <table:table-cell office:value-type="string" table:style-name="ce1">
            <text:p>GiveWell</text:p>
          </table:table-cell>
          <table:table-cell table:style-name="ce4"/>
          <table:table-cell office:value-type="string" table:style-name="ce1">
            <text:p>https://bridgestoprosperity.org/</text:p>
          </table:table-cell>
          <table:table-cell office:value-type="string" table:style-name="ce1">
            <text:p>Infrastructure</text:p>
          </table:table-cell>
          <table:table-cell office:value-type="string" table:style-name="ce1">
            <text:p>Africa, South America</text:p>
          </table:table-cell>
          <table:table-cell office:value-type="string" table:style-name="ce1">
            <text:p>Nicaragua, Rwanda</text:p>
          </table:table-cell>
          <table:table-cell table:style-name="ce4"/>
          <table:table-cell office:value-type="string" table:style-name="ce1">
            <text:p>Children, Women, Men, Elderly</text:p>
          </table:table-cell>
          <table:table-cell table:style-name="ce1"/>
          <table:table-cell office:value-type="string" table:style-name="ce1">
            <text:p>n</text:p>
          </table:table-cell>
          <table:table-cell table:number-columns-repeated="2" table:style-name="ce4"/>
          <table:table-cell table:number-columns-repeated="2" table:style-name="ce1"/>
          <table:table-cell table:number-columns-repeated="16367" table:style-name="ce2"/>
        </table:table-row>
        <table:table-row table:style-name="ro3">
          <table:table-cell office:value-type="float" office:value="1" table:style-name="ce1">
            <text:p>1</text:p>
          </table:table-cell>
          <table:table-cell office:value-type="string" table:style-name="ce1">
            <text:p>Chlorine vouchers</text:p>
          </table:table-cell>
          <table:table-cell office:value-type="string" table:style-name="ce3">
            <text:p>Offering vouchers for free redemption of household water chlorination treatment. (More)</text:p>
          </table:table-cell>
          <table:table-cell office:value-type="string" table:style-name="ce1">
            <text:p>GiveWell</text:p>
          </table:table-cell>
          <table:table-cell table:number-columns-repeated="2" table:style-name="ce4"/>
          <table:table-cell office:value-type="string" table:style-name="ce1">
            <text:p>Healthcare and prevention &gt;prevention(other)</text:p>
          </table:table-cell>
          <table:table-cell table:number-columns-repeated="2" table:style-name="ce1"/>
          <table:table-cell table:number-columns-repeated="6" table:style-name="ce4"/>
          <table:table-cell table:number-columns-repeated="16369" table:style-name="ce1"/>
        </table:table-row>
        <table:table-row table:style-name="ro4">
          <table:table-cell office:value-type="float" office:value="2" table:style-name="ce1">
            <text:p>2</text:p>
          </table:table-cell>
          <table:table-cell office:value-type="string" table:style-name="ce5">
            <text:p>Combined protocol community-based management of acute malnutrition</text:p>
          </table:table-cell>
          <table:table-cell office:value-type="string" table:style-name="ce5">
            <text:p><text:a xlink:href="https://www.givewell.org/international/technical/programs/combined-protocol-community-management-acute-malnutrition">Identifying and treating uncomplicated cases of both severe acute malnutrition and moderate acute malnutrition on an outpatient basis. (More)</text:a></text:p>
          </table:table-cell>
          <table:table-cell office:value-type="string" table:style-name="ce1">
            <text:p>GiveWell</text:p>
          </table:table-cell>
          <table:table-cell office:value-type="string" table:style-name="ce1">
            <text:p><text:a xlink:href="https://docs.google.com/spreadsheets/d/1IdZLSBgEK46vc7cX9C7KnFgUcOk_M0UIYJ8go_DrvS0/edit#gid=1468241237">https://docs.google.com/spreadsheets/d/1IdZLSBgEK46vc7cX9C7KnFgUcOk_M0UIYJ8go_DrvS0/edit#gid=1468241237</text:a></text:p>
          </table:table-cell>
          <table:table-cell office:value-type="string" table:style-name="ce1">
            <text:p><text:a xlink:href="https://www.actionagainsthunger.org/">https://www.actionagainsthunger.org/</text:a></text:p>
          </table:table-cell>
          <table:table-cell office:value-type="string" table:style-name="ce1">
            <text:p>Healthcare and prevention &gt;prevention(other)</text:p>
          </table:table-cell>
          <table:table-cell table:number-columns-repeated="2" table:style-name="ce1"/>
          <table:table-cell office:value-type="string" table:style-name="ce1">
            <text:p>global</text:p>
          </table:table-cell>
          <table:table-cell office:value-type="string" table:style-name="ce1">
            <text:p>children</text:p>
          </table:table-cell>
          <table:table-cell table:style-name="ce1"/>
          <table:table-cell office:value-type="string" table:style-name="ce1">
            <text:p>n</text:p>
          </table:table-cell>
          <table:table-cell office:value-type="float" office:value="3" table:style-name="ce1">
            <text:p>3</text:p>
          </table:table-cell>
          <table:table-cell table:number-columns-repeated="16370" table:style-name="ce1"/>
        </table:table-row>
        <table:table-row table:style-name="ro5">
          <table:table-cell office:value-type="float" office:value="3" table:style-name="ce1">
            <text:p>3</text:p>
          </table:table-cell>
          <table:table-cell office:value-type="string" table:style-name="ce5">
            <text:p>Conditional cash transfers to increase infant vaccination as run by New Incentives</text:p>
          </table:table-cell>
          <table:table-cell office:value-type="string" table:style-name="ce5">
            <text:p><text:span text:style-name="T2">Providing cash transfers to caregivers who bring their infants to receive routine vaccinations, along with outreach to encourage vaccination and efforts to ensure vaccines are available in clinics. (</text:span><text:span text:style-name="T3">More</text:span><text:span text:style-name="T2"><text:s/>on the program;<text:s/></text:span><text:span text:style-name="T3">more</text:span><text:span text:style-name="T2"><text:s/>on the evidence)</text:span></text:p>
          </table:table-cell>
          <table:table-cell office:value-type="string" table:style-name="ce1">
            <text:p>GiveWell</text:p>
          </table:table-cell>
          <table:table-cell office:value-type="string" table:style-name="ce1">
            <text:p><text:a xlink:href="https://docs.google.com/spreadsheets/d/18ROI6dRdKsNfXg5gIyBa1_7eYOjowfbw5n65zkrLnvc/edit#gid=1176773164">https://docs.google.com/spreadsheets/d/18ROI6dRdKsNfXg5gIyBa1_7eYOjowfbw5n65zkrLnvc/edit#gid=1176773164</text:a></text:p>
          </table:table-cell>
          <table:table-cell office:value-type="string" table:style-name="ce1">
            <text:p><text:a xlink:href="https://www.newincentives.org/">https://www.newincentives.org/</text:a></text:p>
          </table:table-cell>
          <table:table-cell office:value-type="string" table:style-name="ce1">
            <text:p>Healthcare and prevention &gt;prevention(other)</text:p>
          </table:table-cell>
          <table:table-cell table:number-columns-repeated="2" table:style-name="ce1"/>
          <table:table-cell office:value-type="string" table:style-name="ce1">
            <text:p>Nigeria</text:p>
          </table:table-cell>
          <table:table-cell office:value-type="string" table:style-name="ce1">
            <text:p>children</text:p>
          </table:table-cell>
          <table:table-cell table:style-name="ce1"/>
          <table:table-cell office:value-type="string" table:style-name="ce1">
            <text:p>n</text:p>
          </table:table-cell>
          <table:table-cell office:value-type="float" office:value="4" table:style-name="ce1">
            <text:p>4</text:p>
          </table:table-cell>
          <table:table-cell table:number-columns-repeated="16370" table:style-name="ce1"/>
        </table:table-row>
        <table:table-row table:style-name="ro6">
          <table:table-cell office:value-type="float" office:value="4" table:style-name="ce1">
            <text:p>4</text:p>
          </table:table-cell>
          <table:table-cell office:value-type="string" table:style-name="ce5">
            <text:p>Deworming (mass drug administration targeting schistosomiasis and/or soil-transmitted helminths)</text:p>
          </table:table-cell>
          <table:table-cell office:value-type="string" table:style-name="ce5">
            <text:p><text:a xlink:href="https://www.givewell.org/international/technical/programs/deworming">Treating all school-aged children with anti-parasitic drugs in areas at risk for schistosomiasis and/or soil-transmitted helminths once or twice per year. (More)</text:a></text:p>
          </table:table-cell>
          <table:table-cell office:value-type="string" table:style-name="ce1">
            <text:p>GiveWell</text:p>
          </table:table-cell>
          <table:table-cell office:value-type="string" table:style-name="ce1">
            <text:p><text:a xlink:href="https://docs.google.com/spreadsheets/d/18ROI6dRdKsNfXg5gIyBa1_7eYOjowfbw5n65zkrLnvc/edit#gid=472531943">https://docs.google.com/spreadsheets/d/18ROI6dRdKsNfXg5gIyBa1_7eYOjowfbw5n65zkrLnvc/edit#gid=472531943</text:a></text:p>
          </table:table-cell>
          <table:table-cell office:value-type="string" table:style-name="ce1">
            <text:p><text:a xlink:href="https://donate.sightsavers.org/countries/global/appeals/web2024gl">https://donate.sightsavers.org/countries/global/appeals/web2024gl</text:a></text:p>
          </table:table-cell>
          <table:table-cell office:value-type="string" table:style-name="ce1">
            <text:p>Healthcare and prevention &gt;prevention(other)</text:p>
          </table:table-cell>
          <table:table-cell table:number-columns-repeated="2" table:style-name="ce1"/>
          <table:table-cell office:value-type="string" table:style-name="ce1">
            <text:p>global</text:p>
          </table:table-cell>
          <table:table-cell office:value-type="string" table:style-name="ce1">
            <text:p>children</text:p>
          </table:table-cell>
          <table:table-cell table:style-name="ce1"/>
          <table:table-cell office:value-type="string" table:style-name="ce1">
            <text:p>n</text:p>
          </table:table-cell>
          <table:table-cell office:value-type="float" office:value="2" table:style-name="ce1">
            <text:p>2</text:p>
          </table:table-cell>
          <table:table-cell table:number-columns-repeated="16370" table:style-name="ce1"/>
        </table:table-row>
        <table:table-row table:style-name="ro7">
          <table:table-cell office:value-type="float" office:value="5" table:style-name="ce1">
            <text:p>5</text:p>
          </table:table-cell>
          <table:table-cell office:value-type="string" table:style-name="ce5">
            <text:p>Electronic immunization registry and mobile-based conditional cash transfers to increase vaccination as run by IRD Global</text:p>
          </table:table-cell>
          <table:table-cell office:value-type="string" table:style-name="ce5">
            <text:p><text:a xlink:href="https://www.givewell.org/international/technical/programs/IRD-Global">Providing conditional cash transfers using a mobile phone-based platform to incentivize infant immunization in seven high-risk/low-immunization districts in Sindh Province, Pakistan. (More)</text:a></text:p>
          </table:table-cell>
          <table:table-cell office:value-type="string" table:style-name="ce1">
            <text:p>GiveWell</text:p>
          </table:table-cell>
          <table:table-cell office:value-type="string" table:style-name="ce1">
            <text:p><text:a xlink:href="https://docs.google.com/spreadsheets/d/1VGE6PqqxZK_I2WkUs0nqv0otjtnu_0q6ZwTi3asLvWo/edit#gid=252721609">https://docs.google.com/spreadsheets/d/1VGE6PqqxZK_I2WkUs0nqv0otjtnu_0q6ZwTi3asLvWo/edit#gid=252721609</text:a></text:p>
          </table:table-cell>
          <table:table-cell office:value-type="string" table:style-name="ce1">
            <text:p><text:a xlink:href="https://ird.global/program/maternal-and-child/projects/mobile-conditional-cash-transfers-mcct-program/">https://ird.global/program/maternal-and-child/projects/mobile-conditional-cash-transfers-mcct-program/</text:a></text:p>
          </table:table-cell>
          <table:table-cell office:value-type="string" table:style-name="ce1">
            <text:p>Healthcare and prevention &gt;prevention(other)</text:p>
          </table:table-cell>
          <table:table-cell table:number-columns-repeated="2" table:style-name="ce1"/>
          <table:table-cell office:value-type="string" table:style-name="ce1">
            <text:p>global</text:p>
          </table:table-cell>
          <table:table-cell office:value-type="string" table:style-name="ce1">
            <text:p>children</text:p>
          </table:table-cell>
          <table:table-cell table:style-name="ce1"/>
          <table:table-cell office:value-type="string" table:style-name="ce1">
            <text:p>n</text:p>
          </table:table-cell>
          <table:table-cell office:value-type="float" office:value="2" table:style-name="ce1">
            <text:p>2</text:p>
          </table:table-cell>
          <table:table-cell table:number-columns-repeated="16370" table:style-name="ce1"/>
        </table:table-row>
        <table:table-row table:style-name="ro8">
          <table:table-cell office:value-type="float" office:value="6" table:style-name="ce1">
            <text:p>6</text:p>
          </table:table-cell>
          <table:table-cell office:value-type="string" table:style-name="ce5">
            <text:p>Intermittent preventive treatment in infants (IPTi) for malaria</text:p>
          </table:table-cell>
          <table:table-cell office:value-type="string" table:style-name="ce5">
            <text:p><text:a xlink:href="https://www.givewell.org/international/technical/programs/IPTi">Providing preventive antimalarial medicine to children aged 1-15 months at routine vaccination visits. (More)</text:a></text:p>
          </table:table-cell>
          <table:table-cell office:value-type="string" table:style-name="ce1">
            <text:p>GiveWell</text:p>
          </table:table-cell>
          <table:table-cell office:value-type="string" table:style-name="ce1">
            <text:p><text:a xlink:href="https://docs.google.com/spreadsheets/d/18ROI6dRdKsNfXg5gIyBa1_7eYOjowfbw5n65zkrLnvc/edit#gid=1176773164">https://docs.google.com/spreadsheets/d/18ROI6dRdKsNfXg5gIyBa1_7eYOjowfbw5n65zkrLnvc/edit#gid=1176773164</text:a></text:p>
          </table:table-cell>
          <table:table-cell office:value-type="string" table:style-name="ce1">
            <text:p><text:a xlink:href="https://www.malariaconsortium.org/">https://www.malariaconsortium.org/</text:a></text:p>
          </table:table-cell>
          <table:table-cell office:value-type="string" table:style-name="ce1">
            <text:p>Healthcare and prevention &gt;prevention(other)</text:p>
          </table:table-cell>
          <table:table-cell table:number-columns-repeated="2" table:style-name="ce1"/>
          <table:table-cell office:value-type="string" table:style-name="ce6">
            <text:p>global (Africa, Asia) <text:s text:c="7"/>Africa: Ethiopa South Sudan, Chad, Burkina Faso, Togo, Nigeria, Cameroon, Mozambique, Uganda <text:s text:c="14"/>Asia: Myanmar, Thailand, Cambodia, Bangladesh, Nepal</text:p>
          </table:table-cell>
          <table:table-cell office:value-type="string" table:style-name="ce1">
            <text:p>children</text:p>
          </table:table-cell>
          <table:table-cell table:style-name="ce1"/>
          <table:table-cell office:value-type="string" table:style-name="ce1">
            <text:p>n</text:p>
          </table:table-cell>
          <table:table-cell office:value-type="float" office:value="4" table:style-name="ce1">
            <text:p>4</text:p>
          </table:table-cell>
          <table:table-cell table:number-columns-repeated="16370" table:style-name="ce1"/>
        </table:table-row>
        <table:table-row table:style-name="ro9">
          <table:table-cell office:value-type="float" office:value="7" table:style-name="ce1">
            <text:p>7</text:p>
          </table:table-cell>
          <table:table-cell office:value-type="string" table:style-name="ce5">
            <text:p>Iron fortification</text:p>
          </table:table-cell>
          <table:table-cell office:value-type="string" table:style-name="ce5">
            <text:p><text:a xlink:href="https://www.givewell.org/international/technical/programs/iron-fortification">Mass fortification of staple foods, such as wheat flour, to reduce iron deficiency. (More)</text:a></text:p>
          </table:table-cell>
          <table:table-cell office:value-type="string" table:style-name="ce1">
            <text:p>GiveWell</text:p>
          </table:table-cell>
          <table:table-cell office:value-type="string" table:style-name="ce1">
            <text:p><text:a xlink:href="https://docs.google.com/spreadsheets/d/16vIIgskVxDlls0QCwGhLcJWUQnSywh6b20EFFVufne8/edit#gid=0">https://docs.google.com/spreadsheets/d/16vIIgskVxDlls0QCwGhLcJWUQnSywh6b20EFFVufne8/edit#gid=0</text:a></text:p>
          </table:table-cell>
          <table:table-cell office:value-type="string" table:style-name="ce1">
            <text:p><text:a xlink:href="https://www.gainhealth.org/">https://www.gainhealth.org/</text:a></text:p>
          </table:table-cell>
          <table:table-cell office:value-type="string" table:style-name="ce1">
            <text:p>Healthcare and prevention &gt;prevention(other)</text:p>
          </table:table-cell>
          <table:table-cell table:number-columns-repeated="2" table:style-name="ce1"/>
          <table:table-cell office:value-type="string" table:style-name="ce1">
            <text:p>global (Africa, Asia)<text:s text:c="9"/></text:p>
          </table:table-cell>
          <table:table-cell office:value-type="string" table:style-name="ce1">
            <text:p>children</text:p>
          </table:table-cell>
          <table:table-cell table:style-name="ce1"/>
          <table:table-cell office:value-type="string" table:style-name="ce1">
            <text:p>n</text:p>
          </table:table-cell>
          <table:table-cell office:value-type="float" office:value="2" table:style-name="ce1">
            <text:p>2</text:p>
          </table:table-cell>
          <table:table-cell table:number-columns-repeated="16370" table:style-name="ce1"/>
        </table:table-row>
        <table:table-row table:style-name="ro10">
          <table:table-cell office:value-type="float" office:value="8" table:style-name="ce1">
            <text:p>8</text:p>
          </table:table-cell>
          <table:table-cell office:value-type="string" table:style-name="ce5">
            <text:p>Iron supplementation for school-age children</text:p>
          </table:table-cell>
          <table:table-cell office:value-type="string" table:style-name="ce5">
            <text:p><text:a xlink:href="https://www.givewell.org/international/technical/programs/iron-supplementation">Distributing iron supplements to school-age children to prevent anemia. (More)</text:a></text:p>
          </table:table-cell>
          <table:table-cell office:value-type="string" table:style-name="ce1">
            <text:p>GiveWell</text:p>
          </table:table-cell>
          <table:table-cell office:value-type="string" table:style-name="ce1">
            <text:p><text:a xlink:href="https://docs.google.com/spreadsheets/d/1hCNU1us4gavfFUduatVFr2u20V7YxMDdnc8ty9lTeRM/edit#gid=941486089">https://docs.google.com/spreadsheets/d/1hCNU1us4gavfFUduatVFr2u20V7YxMDdnc8ty9lTeRM/edit#gid=941486089</text:a></text:p>
          </table:table-cell>
          <table:table-cell office:value-type="string" table:style-name="ce1">
            <text:p><text:a xlink:href="https://helenkellerintl.org/">https://helenkellerintl.org/</text:a></text:p>
          </table:table-cell>
          <table:table-cell office:value-type="string" table:style-name="ce1">
            <text:p>Healthcare and prevention &gt;prevention(other)</text:p>
          </table:table-cell>
          <table:table-cell table:number-columns-repeated="2" table:style-name="ce1"/>
          <table:table-cell office:value-type="string" table:style-name="ce1">
            <text:p>global</text:p>
          </table:table-cell>
          <table:table-cell office:value-type="string" table:style-name="ce1">
            <text:p>children</text:p>
          </table:table-cell>
          <table:table-cell table:style-name="ce1"/>
          <table:table-cell office:value-type="string" table:style-name="ce1">
            <text:p>n</text:p>
          </table:table-cell>
          <table:table-cell office:value-type="float" office:value="2" table:style-name="ce1">
            <text:p>2</text:p>
          </table:table-cell>
          <table:table-cell table:number-columns-repeated="16370" table:style-name="ce1"/>
        </table:table-row>
        <table:table-row table:style-name="ro9">
          <table:table-cell office:value-type="float" office:value="9" table:style-name="ce1">
            <text:p>9</text:p>
          </table:table-cell>
          <table:table-cell office:value-type="string" table:style-name="ce5">
            <text:p>Kangaroo mother care (KMC)</text:p>
          </table:table-cell>
          <table:table-cell office:value-type="string" table:style-name="ce5">
            <text:p><text:a xlink:href="https://www.givewell.org/international/technical/programs/kangaroo-mother-care">Providing a low-cost alternative to conventional neonatal intensive care for low birth weight infants during their stay at a healthcare facility. (More)</text:a></text:p>
          </table:table-cell>
          <table:table-cell office:value-type="string" table:style-name="ce1">
            <text:p>GiveWell</text:p>
          </table:table-cell>
          <table:table-cell office:value-type="string" table:style-name="ce1">
            <text:p><text:a xlink:href="https://docs.google.com/spreadsheets/d/1MUN2dDgx5ooIfTclyokdGhsXDMpPmYBhYVgTJTfkAMU/edit#gid=1669064268">https://docs.google.com/spreadsheets/d/1MUN2dDgx5ooIfTclyokdGhsXDMpPmYBhYVgTJTfkAMU/edit#gid=1669064268</text:a></text:p>
          </table:table-cell>
          <table:table-cell table:style-name="ce1"/>
          <table:table-cell office:value-type="string" table:style-name="ce1">
            <text:p>Healthcare and prevention &gt;prevention(other)</text:p>
          </table:table-cell>
          <table:table-cell table:number-columns-repeated="3" table:style-name="ce1"/>
          <table:table-cell office:value-type="string" table:style-name="ce1">
            <text:p>children<text:s text:c="2"/></text:p>
          </table:table-cell>
          <table:table-cell table:style-name="ce1"/>
          <table:table-cell office:value-type="string" table:style-name="ce1">
            <text:p>n</text:p>
          </table:table-cell>
          <table:table-cell office:value-type="float" office:value="2" table:style-name="ce1">
            <text:p>2</text:p>
          </table:table-cell>
          <table:table-cell table:number-columns-repeated="16370" table:style-name="ce1"/>
        </table:table-row>
        <table:table-row table:style-name="ro11">
          <table:table-cell office:value-type="float" office:value="10" table:style-name="ce1">
            <text:p>10</text:p>
          </table:table-cell>
          <table:table-cell office:value-type="string" table:style-name="ce5">
            <text:p>Malaria vaccine</text:p>
          </table:table-cell>
          <table:table-cell office:value-type="string" table:style-name="ce5">
            <text:p><text:a xlink:href="https://www.givewell.org/international/technical/programs/malaria-vaccines">Administration of the RTS,S malaria vaccine to young children in regions with moderate to high transmission as part of a comprehensive malaria control program. (More)</text:a></text:p>
          </table:table-cell>
          <table:table-cell office:value-type="string" table:style-name="ce5">
            <text:p>GiveWell</text:p>
          </table:table-cell>
          <table:table-cell office:value-type="string" table:style-name="ce5">
            <text:p><text:a xlink:href="https://docs.google.com/spreadsheets/d/1e2AoW8EBNJLUymWAqEdbcdb1aa3dfIFdL3xT2Jb99O8/edit#gid=0">https://docs.google.com/spreadsheets/d/1e2AoW8EBNJLUymWAqEdbcdb1aa3dfIFdL3xT2Jb99O8/edit#gid=0</text:a></text:p>
          </table:table-cell>
          <table:table-cell table:style-name="ce5"/>
          <table:table-cell office:value-type="string" table:style-name="ce5">
            <text:p>Healthcare and prevention &gt;prevention(other)</text:p>
          </table:table-cell>
          <table:table-cell table:number-columns-repeated="3" table:style-name="ce5"/>
          <table:table-cell office:value-type="string" table:style-name="ce5">
            <text:p>children</text:p>
          </table:table-cell>
          <table:table-cell table:style-name="ce5"/>
          <table:table-cell office:value-type="string" table:style-name="ce5">
            <text:p>n</text:p>
          </table:table-cell>
          <table:table-cell office:value-type="float" office:value="3" table:style-name="ce1">
            <text:p>3</text:p>
          </table:table-cell>
          <table:table-cell table:number-columns-repeated="16370" table:style-name="ce1"/>
        </table:table-row>
        <table:table-row table:style-name="ro1">
          <table:table-cell office:value-type="float" office:value="11" table:style-name="ce1">
            <text:p>11</text:p>
          </table:table-cell>
          <table:table-cell office:value-type="string" table:style-name="ce5">
            <text:p>Çiftlik Hayvanlarını Koruma Derneği</text:p>
          </table:table-cell>
          <table:table-cell office:value-type="string" table:style-name="ce5">
            <text:p>Improving farmed animal welfare standards—in particular, farmed chickens and fishes. They achieve this through corporate outreach, individual outreach, and media outreach,</text:p>
          </table:table-cell>
          <table:table-cell office:value-type="string" table:style-name="ce5">
            <text:p>ACE<text:s/></text:p>
          </table:table-cell>
          <table:table-cell office:value-type="string" table:style-name="ce5">
            <text:p>https://docs.google.com/spreadsheets/d/1ZP-Ri496-WMXL1xEqXqSysFSy3gs8DJABSEj2ZXMMCo/edit#gid=726433720</text:p>
          </table:table-cell>
          <table:table-cell office:value-type="string" table:style-name="ce5">
            <text:p>https://kafessizturkiye.com/</text:p>
          </table:table-cell>
          <table:table-cell office:value-type="string" table:style-name="ce5">
            <text:p>animal welfare</text:p>
          </table:table-cell>
          <table:table-cell office:value-type="string" table:style-name="ce5">
            <text:p>Asia, Europe</text:p>
          </table:table-cell>
          <table:table-cell office:value-type="string" table:style-name="ce5">
            <text:p>Turkey</text:p>
          </table:table-cell>
          <table:table-cell office:value-type="string" table:style-name="ce5">
            <text:p>nationwide</text:p>
          </table:table-cell>
          <table:table-cell table:number-columns-repeated="2" table:style-name="ce5"/>
          <table:table-cell office:value-type="string" table:style-name="ce5">
            <text:p>n</text:p>
          </table:table-cell>
          <table:table-cell office:value-type="float" office:value="4" table:style-name="ce1">
            <text:p>4</text:p>
          </table:table-cell>
          <table:table-cell table:number-columns-repeated="16370" table:style-name="ce1"/>
        </table:table-row>
        <table:table-row table:style-name="ro1">
          <table:table-cell office:value-type="float" office:value="12" table:style-name="ce1">
            <text:p>12</text:p>
          </table:table-cell>
          <table:table-cell office:value-type="string" table:style-name="ce5">
            <text:p>Dansk Vegetarisk Forening</text:p>
          </table:table-cell>
          <table:table-cell office:value-type="string" table:style-name="ce5">
            <text:p>a Denmark-based organization dedicated to increasing the availability of animal-free products, strengthening the animal advocacy movement, and reducing the consumption of animal products. DVF specifically engages in policy work on agricultural reform and the right to access plant-based food, as well as corporate and institutional outreach to food companies to make plant-based options more available.</text:p>
          </table:table-cell>
          <table:table-cell office:value-type="string" table:style-name="ce5">
            <text:p>ACE<text:s/></text:p>
          </table:table-cell>
          <table:table-cell office:value-type="string" table:style-name="ce5">
            <text:p>https://docs.google.com/spreadsheets/d/1CZz2BU9T0ByQzQ6_D0l9GYmvGMH0pRq_hGpnMUbAtlQ/edit?usp=sharing</text:p>
          </table:table-cell>
          <table:table-cell office:value-type="string" table:style-name="ce5">
            <text:p>https://vegetarisk.dk/</text:p>
          </table:table-cell>
          <table:table-cell office:value-type="string" table:style-name="ce5">
            <text:p>animal welfare</text:p>
          </table:table-cell>
          <table:table-cell office:value-type="string" table:style-name="ce5">
            <text:p>Europe</text:p>
          </table:table-cell>
          <table:table-cell office:value-type="string" table:style-name="ce5">
            <text:p>Denmark</text:p>
          </table:table-cell>
          <table:table-cell office:value-type="string" table:style-name="ce5">
            <text:p>nationwide</text:p>
          </table:table-cell>
          <table:table-cell table:number-columns-repeated="2" table:style-name="ce5"/>
          <table:table-cell office:value-type="string" table:style-name="ce5">
            <text:p>n</text:p>
          </table:table-cell>
          <table:table-cell office:value-type="float" office:value="4" table:style-name="ce1">
            <text:p>4</text:p>
          </table:table-cell>
          <table:table-cell table:number-columns-repeated="16370" table:style-name="ce1"/>
        </table:table-row>
        <table:table-row table:style-name="ro1">
          <table:table-cell office:value-type="float" office:value="13" table:style-name="ce1">
            <text:p>13</text:p>
          </table:table-cell>
          <table:table-cell office:value-type="string" table:style-name="ce5">
            <text:p>Faunalytics</text:p>
          </table:table-cell>
          <table:table-cell office:value-type="string" table:style-name="ce5">
            <text:p>connect animal advocates with information relevant to advocacy. The charity's work mainly involves conducting and publishing independent research, working directly with partner organizations on various research projects, and promoting existing research and data for animal advocates through its website’s content library.</text:p>
          </table:table-cell>
          <table:table-cell office:value-type="string" table:style-name="ce5">
            <text:p>ACE<text:s/></text:p>
          </table:table-cell>
          <table:table-cell office:value-type="string" table:style-name="ce5">
            <text:p>https://docs.google.com/spreadsheets/d/1dLYoezmwxaZqqV5M0Rw05BaMW9-lPWDlSkdO2zK5hKY/edit#gid=0</text:p>
          </table:table-cell>
          <table:table-cell office:value-type="string" table:style-name="ce5">
            <text:p>https://faunalytics.org/</text:p>
          </table:table-cell>
          <table:table-cell office:value-type="string" table:style-name="ce5">
            <text:p>animal welfare</text:p>
          </table:table-cell>
          <table:table-cell table:number-columns-repeated="2" table:style-name="ce5"/>
          <table:table-cell office:value-type="string" table:style-name="ce5">
            <text:p>global</text:p>
          </table:table-cell>
          <table:table-cell table:number-columns-repeated="2" table:style-name="ce5"/>
          <table:table-cell office:value-type="string" table:style-name="ce5">
            <text:p>n</text:p>
          </table:table-cell>
          <table:table-cell office:value-type="float" office:value="3" table:style-name="ce1">
            <text:p>3</text:p>
          </table:table-cell>
          <table:table-cell table:number-columns-repeated="16370" table:style-name="ce1"/>
        </table:table-row>
        <table:table-row table:style-name="ro1">
          <table:table-cell office:value-type="float" office:value="14" table:style-name="ce1">
            <text:p>14</text:p>
          </table:table-cell>
          <table:table-cell office:value-type="string" table:style-name="ce5">
            <text:p>New Roots Institute</text:p>
          </table:table-cell>
          <table:table-cell office:value-type="string" table:style-name="ce5">
            <text:p>A U.S.-based organization that works to empower the next generation to end factory farming mainly by providing eduactional programs to schools that aim at inspiring critical thinking and and spark dynamic discussions about the connections between industrial animal agriculture and important issues like animal welfare, climate change, environmental sustainability, human rights, and personal and public health.</text:p>
          </table:table-cell>
          <table:table-cell office:value-type="string" table:style-name="ce5">
            <text:p>ACE</text:p>
          </table:table-cell>
          <table:table-cell office:value-type="string" table:style-name="ce5">
            <text:p>https://docs.google.com/spreadsheets/d/1XD0f9PkDZSbaMgk8C2m6_fTI_uFt_w_KtScI2XXFMHU/edit#gid=0</text:p>
          </table:table-cell>
          <table:table-cell office:value-type="string" table:style-name="ce5">
            <text:p>https://www.newrootsinstitute.org/</text:p>
          </table:table-cell>
          <table:table-cell office:value-type="string" table:style-name="ce5">
            <text:p>animal welfare, education</text:p>
          </table:table-cell>
          <table:table-cell office:value-type="string" table:style-name="ce5">
            <text:p>North-America</text:p>
          </table:table-cell>
          <table:table-cell office:value-type="string" table:style-name="ce5">
            <text:p>USA</text:p>
          </table:table-cell>
          <table:table-cell office:value-type="string" table:style-name="ce5">
            <text:p>nationwide</text:p>
          </table:table-cell>
          <table:table-cell office:value-type="string" table:style-name="ce5">
            <text:p>children</text:p>
          </table:table-cell>
          <table:table-cell table:style-name="ce5"/>
          <table:table-cell office:value-type="string" table:style-name="ce5">
            <text:p>n</text:p>
          </table:table-cell>
          <table:table-cell office:value-type="float" office:value="3" table:style-name="ce1">
            <text:p>3</text:p>
          </table:table-cell>
          <table:table-cell table:number-columns-repeated="16370" table:style-name="ce1"/>
        </table:table-row>
        <table:table-row table:style-name="ro1">
          <table:table-cell office:value-type="float" office:value="15" table:style-name="ce1">
            <text:p>15</text:p>
          </table:table-cell>
          <table:table-cell office:value-type="string" table:style-name="ce5">
            <text:p>The Good Food Institute</text:p>
          </table:table-cell>
          <table:table-cell office:value-type="string" table:style-name="ce5">
            <text:p>increase the availability of animal-free products through supporting the development and marketing of plant-based and cell-cultured alternatives to animal products mainly through corporate engagement, institutional outreach and policy work.<text:s/></text:p>
          </table:table-cell>
          <table:table-cell office:value-type="string" table:style-name="ce5">
            <text:p>ACE</text:p>
          </table:table-cell>
          <table:table-cell office:value-type="string" table:style-name="ce5">
            <text:p>https://docs.google.com/spreadsheets/d/1l7BGcsCiQGVL6m3nRrc8vVFw5JxHe3IiD02NUnJG22s/edit?usp=sharing</text:p>
          </table:table-cell>
          <table:table-cell office:value-type="string" table:style-name="ce5">
            <text:p>https://gfi.org/</text:p>
          </table:table-cell>
          <table:table-cell office:value-type="string" table:style-name="ce5">
            <text:p>animal welfare</text:p>
          </table:table-cell>
          <table:table-cell office:value-type="string" table:style-name="ce5">
            <text:p>Europe, Asia, North-America, South-America</text:p>
          </table:table-cell>
          <table:table-cell office:value-type="string" table:style-name="ce5">
            <text:p>USA, Brazil, India, Israel</text:p>
          </table:table-cell>
          <table:table-cell office:value-type="string" table:style-name="ce5">
            <text:p>global</text:p>
          </table:table-cell>
          <table:table-cell table:number-columns-repeated="2" table:style-name="ce5"/>
          <table:table-cell office:value-type="string" table:style-name="ce5">
            <text:p>n</text:p>
          </table:table-cell>
          <table:table-cell office:value-type="float" office:value="3" table:style-name="ce1">
            <text:p>3</text:p>
          </table:table-cell>
          <table:table-cell table:number-columns-repeated="16370"/>
        </table:table-row>
        <table:table-row table:style-name="ro1">
          <table:table-cell office:value-type="float" office:value="16" table:style-name="ce1">
            <text:p>16</text:p>
          </table:table-cell>
          <table:table-cell office:value-type="string" table:style-name="ce5">
            <text:p>Emerging Challenges Fund by Longview Philanthropy</text:p>
          </table:table-cell>
          <table:table-cell office:value-type="string" table:style-name="ce5">
            <text:p>This fund directs ist money to highly effective organisations working to safeguard the long-term future of humanity. It supports work that reduces existential and catastrophic risks, such as those coming from misaligned artificial intelligence, pandemics, and nuclear war, for example.</text:p>
          </table:table-cell>
          <table:table-cell office:value-type="string" table:style-name="ce5">
            <text:p>Giving What We Can</text:p>
          </table:table-cell>
          <table:table-cell office:value-type="string" table:style-name="ce5">
            <text:p>https://docs.google.com/document/d/174TYUGyGFSZhagIfc7m_Z3l_s_7mpgC7Itchx6Z7InU/edit#heading=h.4z08g1nopao1</text:p>
          </table:table-cell>
          <table:table-cell office:value-type="string" table:style-name="ce5">
            <text:p>https://www.longview.org/fund/emerging-challenges-fund/</text:p>
          </table:table-cell>
          <table:table-cell office:value-type="string" table:style-name="ce5">
            <text:p>Healthcare and prevention &gt;prevention(other), AI safety, nuclear war, climate change</text:p>
          </table:table-cell>
          <table:table-cell table:number-columns-repeated="2" table:style-name="ce5"/>
          <table:table-cell office:value-type="string" table:style-name="ce5">
            <text:p>global</text:p>
          </table:table-cell>
          <table:table-cell table:number-columns-repeated="2" table:style-name="ce5"/>
          <table:table-cell office:value-type="string" table:style-name="ce5">
            <text:p>y</text:p>
          </table:table-cell>
          <table:table-cell office:value-type="float" office:value="3" table:style-name="ce1">
            <text:p>3</text:p>
          </table:table-cell>
          <table:table-cell table:number-columns-repeated="16370"/>
        </table:table-row>
        <table:table-row table:style-name="ro1">
          <table:table-cell office:value-type="float" office:value="17" table:style-name="ce1">
            <text:p>17</text:p>
          </table:table-cell>
          <table:table-cell office:value-type="string" table:style-name="ce5">
            <text:p>Center for Human Compatible Artificial Intelligence (CHAI)</text:p>
          </table:table-cell>
          <table:table-cell office:value-type="string" table:style-name="ce5">
            <text:p>CHAI (a multi-institution research group based at UC Berkeley) aims to shift the development of AI away from potentially dangerous systems we could lose control over, and towards provably safe systems that act in accordance with human interests even as they become increasingly powerful.</text:p>
          </table:table-cell>
          <table:table-cell office:value-type="string" table:style-name="ce5">
            <text:p>Giving What We Can</text:p>
          </table:table-cell>
          <table:table-cell office:value-type="string" table:style-name="ce5">
            <text:p>https://www.founderspledge.com/research/center-for-human-compatible-ai#:~:text=The%20Center%20for%20Human%2DCompatible,field%20of%20future%20AI%20researchers.</text:p>
          </table:table-cell>
          <table:table-cell office:value-type="string" table:style-name="ce5">
            <text:p>https://humancompatible.ai/</text:p>
          </table:table-cell>
          <table:table-cell office:value-type="string" table:style-name="ce5">
            <text:p>AI safety</text:p>
          </table:table-cell>
          <table:table-cell table:number-columns-repeated="2" table:style-name="ce5"/>
          <table:table-cell office:value-type="string" table:style-name="ce5">
            <text:p>global</text:p>
          </table:table-cell>
          <table:table-cell table:number-columns-repeated="2" table:style-name="ce5"/>
          <table:table-cell office:value-type="string" table:style-name="ce5">
            <text:p>y</text:p>
          </table:table-cell>
          <table:table-cell office:value-type="float" office:value="2" table:style-name="ce1">
            <text:p>2</text:p>
          </table:table-cell>
          <table:table-cell table:number-columns-repeated="16370"/>
        </table:table-row>
        <table:table-row table:style-name="ro1">
          <table:table-cell office:value-type="float" office:value="18" table:style-name="ce1">
            <text:p>18</text:p>
          </table:table-cell>
          <table:table-cell office:value-type="string" table:style-name="ce5">
            <text:p>Climate Change Fund<text:s/></text:p>
          </table:table-cell>
          <table:table-cell office:value-type="string" table:style-name="ce5">
            <text:p>The Founders Pledge Climate Change Fund supports highly impactful, evidence-based solutions to the “triple challenge” of carbon emissions, air pollution, and energy poverty.</text:p>
          </table:table-cell>
          <table:table-cell office:value-type="string" table:style-name="ce5">
            <text:p>Giving What We Can</text:p>
          </table:table-cell>
          <table:table-cell office:value-type="string" table:style-name="ce5">
            <text:p>https://www.founderspledge.com/downloads/ccf-2023-impact-report</text:p>
          </table:table-cell>
          <table:table-cell office:value-type="string" table:style-name="ce5">
            <text:p>https://www.founderspledge.com/funds/climate-change-fund</text:p>
          </table:table-cell>
          <table:table-cell office:value-type="string" table:style-name="ce5">
            <text:p>climate change</text:p>
          </table:table-cell>
          <table:table-cell table:number-columns-repeated="2" table:style-name="ce5"/>
          <table:table-cell office:value-type="string" table:style-name="ce5">
            <text:p>global</text:p>
          </table:table-cell>
          <table:table-cell table:number-columns-repeated="2" table:style-name="ce5"/>
          <table:table-cell office:value-type="string" table:style-name="ce5">
            <text:p>y</text:p>
          </table:table-cell>
          <table:table-cell office:value-type="float" office:value="2" table:style-name="ce1">
            <text:p>2</text:p>
          </table:table-cell>
          <table:table-cell table:number-columns-repeated="16370"/>
        </table:table-row>
        <table:table-row table:style-name="ro1">
          <table:table-cell office:value-type="float" office:value="19" table:style-name="ce1">
            <text:p>19</text:p>
          </table:table-cell>
          <table:table-cell office:value-type="string" table:style-name="ce5">
            <text:p>Giving Green<text:s/></text:p>
          </table:table-cell>
          <table:table-cell office:value-type="string" table:style-name="ce5">
            <text:p>Giving Green is a team of climate scientists, economists, and impact evaluation experts with decades of experience working at the intersection of evidence-based policy and the environment.</text:p>
          </table:table-cell>
          <table:table-cell office:value-type="string" table:style-name="ce5">
            <text:p>Giving What We Can</text:p>
          </table:table-cell>
          <table:table-cell office:value-type="string" table:style-name="ce5">
            <text:p>https://www.givingwhatwecan.org/charities/giving-green?locale=en</text:p>
          </table:table-cell>
          <table:table-cell office:value-type="string" table:style-name="ce5">
            <text:p>https://www.givinggreen.earth/top-climate-change-nonprofit-donations-recommendations</text:p>
          </table:table-cell>
          <table:table-cell office:value-type="string" table:style-name="ce5">
            <text:p>climate change</text:p>
          </table:table-cell>
          <table:table-cell table:number-columns-repeated="5" table:style-name="ce5"/>
          <table:table-cell office:value-type="string" table:style-name="ce5">
            <text:p>y</text:p>
          </table:table-cell>
          <table:table-cell office:value-type="float" office:value="1" table:style-name="ce1">
            <text:p>1</text:p>
          </table:table-cell>
          <table:table-cell table:number-columns-repeated="16370"/>
        </table:table-row>
        <table:table-row table:style-name="ro1">
          <table:table-cell office:value-type="float" office:value="20" table:style-name="ce1">
            <text:p>20</text:p>
          </table:table-cell>
          <table:table-cell office:value-type="string" table:style-name="ce5">
            <text:p>Nuclear Threat Initiative</text:p>
          </table:table-cell>
          <table:table-cell office:value-type="string" table:style-name="ce5">
            <text:p>Nuclear Threat Initiative's programme on biological risk helps create a better future by reducing the risks of and preparing for potentially catastrophic natural and engineered pandemics.</text:p>
          </table:table-cell>
          <table:table-cell office:value-type="string" table:style-name="ce5">
            <text:p>Giving What We Can</text:p>
          </table:table-cell>
          <table:table-cell office:value-type="string" table:style-name="ce5">
            <text:p>https://www.founderspledge.com/research/nuclear-threat-initiative-global-biological-policy-and-programs</text:p>
          </table:table-cell>
          <table:table-cell office:value-type="string" table:style-name="ce5">
            <text:p>https://www.nti.org/area/biological/</text:p>
          </table:table-cell>
          <table:table-cell office:value-type="string" table:style-name="ce5">
            <text:p>Healthcare and prevention &gt;prevention(other)</text:p>
          </table:table-cell>
          <table:table-cell table:number-columns-repeated="2" table:style-name="ce5"/>
          <table:table-cell office:value-type="string" table:style-name="ce5">
            <text:p>global</text:p>
          </table:table-cell>
          <table:table-cell table:number-columns-repeated="2" table:style-name="ce5"/>
          <table:table-cell office:value-type="string" table:style-name="ce5">
            <text:p>y</text:p>
          </table:table-cell>
          <table:table-cell office:value-type="float" office:value="3" table:style-name="ce1">
            <text:p>3</text:p>
          </table:table-cell>
          <table:table-cell table:number-columns-repeated="16370"/>
        </table:table-row>
        <table:table-row table:number-rows-repeated="1048554" table:style-name="ro1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Liberation Serif" svg:font-family="&quot;Liberation Serif&quot;"/>
    <style:font-face style:name="Times New Roman" svg:font-family="&quot;Times New Roman&quot;"/>
  </office:font-face-decls>
  <office:styles>
    <number:number-style style:name="N0">
      <number:number number:min-integer-digits="1"/>
    </number:number-style>
    <number:currency-style style:name="N36P0" number:language="de" number:country="DE">
      <number:number number:decimal-places="2" number:min-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36P0"/>
    </number:currency-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fo:font-weight="bold" style:font-weight-asian="bold" style:font-weight-complex="bold"/>
    </style:style>
    <style:style style:name="Heading1" style:family="table-cell" style:data-style-name="N0">
      <style:table-cell-properties style:vertical-align="automatic" fo:background-color="transparent" style:rotation-angle="90"/>
      <style:text-properties fo:color="#000000"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Seit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029</meta:generator>
    <meta:initial-creator>Paula Kottwitz</meta:initial-creator>
    <dc:creator>Emma Stein</dc:creator>
    <meta:creation-date>2023-12-23T12:43:41Z</meta:creation-date>
    <dc:date>2024-01-07T11:49:52Z</dc:date>
    <meta:editing-cycles>5</meta:editing-cycles>
    <meta:editing-duration>PT0S</meta:editing-duration>
  </office:meta>
</office:document-meta>
</file>